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Liberation Serif" fo:font-style="italic" style:font-style-asian="italic" style:font-style-complex="italic"/>
    </style:style>
    <style:style style:name="P10" style:family="paragraph" style:parent-style-name="Text_20_body">
      <style:text-properties style:font-name="Liberation Serif" fo:font-style="italic" fo:font-weight="normal" style:font-name-asian="Liberation Serif" style:font-style-asian="italic" style:font-weight-asian="normal" style:font-name-complex="Liberation Serif" style:font-style-complex="italic" style:font-weight-complex="normal"/>
    </style:style>
    <style:style style:name="P11" style:family="paragraph" style:parent-style-name="Text_20_body">
      <style:text-properties style:font-name="Liberation Serif" fo:font-style="italic" style:font-name-asian="Liberation Serif" style:font-style-asian="italic" style:font-name-complex="Liberation Serif" style:font-style-complex="italic"/>
    </style:style>
    <style:style style:name="P12" style:family="paragraph" style:parent-style-name="Text_20_body">
      <style:text-properties style:font-name="Liberation Serif" fo:font-style="normal" style:font-name-asian="Liberation Serif" style:font-style-asian="normal" style:font-name-complex="Liberation Serif" style:font-style-complex="normal"/>
    </style:style>
    <style:style style:name="P13" style:family="paragraph" style:parent-style-name="Text_20_body">
      <style:text-properties style:font-name="Liberation Serif" fo:font-style="normal" fo:font-weight="bold" style:font-name-asian="Liberation Serif" style:font-style-asian="normal" style:font-weight-asian="bold" style:font-name-complex="Liberation Serif" style:font-style-complex="normal" style:font-weight-complex="bold"/>
    </style:style>
    <style:style style:name="P14" style:family="paragraph" style:parent-style-name="Text_20_body">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style:font-name="Liberation Serif" fo:font-style="normal" style:font-name-asian="Liberation Serif" style:font-style-asian="normal" style:font-name-complex="Liberation Serif" style:font-style-complex="normal"/>
    </style:style>
    <style:style style:name="P17" style:family="paragraph" style:parent-style-name="Text_20_body">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P18" style:family="paragraph" style:parent-style-name="Text_20_body">
      <style:text-properties style:font-name="Liberation Serif" fo:font-style="italic" style:font-name-asian="Liberation Serif" style:font-style-asian="italic" style:font-name-complex="Liberation Serif" style:font-style-complex="italic"/>
    </style:style>
    <style:style style:name="P19"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2">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list-style-name="L6">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erif"/>
    </style:style>
    <style:style style:name="T4" style:family="text">
      <style:text-properties style:font-name="Liberation Serif" fo:font-style="italic" style:font-style-asian="italic" style:font-style-complex="italic"/>
    </style:style>
    <style:style style:name="T5" style:family="text">
      <style:text-properties style:font-name="Liberation Serif" fo:font-style="italic" fo:font-weight="normal" style:font-name-asian="Liberation Serif" style:font-style-asian="italic" style:font-weight-asian="normal" style:font-name-complex="Liberation Serif" style:font-style-complex="italic" style:font-weight-complex="normal"/>
    </style:style>
    <style:style style:name="T6" style:family="text">
      <style:text-properties style:font-name="Liberation Serif" fo:font-style="italic" style:font-name-asian="Liberation Serif" style:font-style-asian="italic" style:font-name-complex="Liberation Serif" style:font-style-complex="italic"/>
    </style:style>
    <style:style style:name="T7" style:family="text">
      <style:text-properties style:font-name="Liberation Serif" fo:font-style="normal" style:font-name-asian="Liberation Serif" style:font-style-asian="normal" style:font-name-complex="Liberation Serif" style:font-style-complex="normal"/>
    </style:style>
    <style:style style:name="T8" style:family="text">
      <style:text-properties style:font-name="Liberation Serif" fo:font-style="normal" style:font-style-asian="normal" style:font-style-complex="normal"/>
    </style:style>
    <style:style style:name="T9" style:family="text">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T10" style:family="text">
      <style:text-properties style:font-name="Liberation Serif" style:font-name-asian="Liberation Serif" style:font-name-complex="Liberation Serif"/>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PSC 331 Assignment 3</text:p>
      <text:p text:style-name="P2">Andrew Helwer</text:p>
      <text:p text:style-name="P2">10023875</text:p>
      <text:p text:style-name="P2"/>
      <text:p text:style-name="P1">Question One:</text:p>
      <text:p text:style-name="P3"/>
      <text:p text:style-name="P4">Given that x is a leaf in a binary search tree, with non-null parent y:</text:p>
      <text:p text:style-name="P4"/>
      <text:p text:style-name="P4">(a) Prove that if x is the left child of y then x.successor == y and y.predecessor == x.</text:p>
      <text:p text:style-name="P3"/>
      <text:p text:style-name="P3">Since x is the left child of y, x &lt; y.</text:p>
      <text:p text:style-name="P3"/>
      <text:p text:style-name="P3">x.successor == y and y.predecessor == x if and only if there is no z such that x &lt; z &lt; y.</text:p>
      <text:p text:style-name="P3"/>
      <text:p text:style-name="P3">Assume for the purpose of proof by contradiction that such a z exists. It follows that since x &lt; z &lt; y, either:</text:p>
      <text:p text:style-name="P3"/>
      <text:p text:style-name="P3">(a) z must be a right child of x</text:p>
      <text:p text:style-name="P3"/>
      <text:p text:style-name="P3">However, since x is a leaf, and by definition leaves do not have children,the existence of z gives rise to a contradiction in this case.</text:p>
      <text:p text:style-name="P3"/>
      <text:p text:style-name="P3">(b) z must be a left child of y and have x as a left child</text:p>
      <text:p text:style-name="P3"/>
      <text:p text:style-name="P3">However, since x is the left child of y, not z, the existence of z gives rise to a contradiction in this case.</text:p>
      <text:p text:style-name="P3"/>
      <text:p text:style-name="P3">Thus it has been shown that since no z exists such that x &lt; z &lt; y, x.successor == y and y.predecessor == x when x is a leaf on a binary search tree and x is the left child of y.</text:p>
      <text:p text:style-name="P3"/>
      <text:p text:style-name="P4">(b) Prove that if x is the right child of y then x.predecessor == y and y.successor == x.</text:p>
      <text:p text:style-name="P6"/>
      <text:p text:style-name="P6">Since x is the right child of y, x &gt; y.</text:p>
      <text:p text:style-name="P6"/>
      <text:p text:style-name="P6">x.predecessor == y and y.successor == x if and only if there is no z such that x &gt; z &gt; y.</text:p>
      <text:p text:style-name="P6"/>
      <text:p text:style-name="P6">Assume for the purpose of proof by contradiction that such a z exists. It follows that since x &gt; z &gt; y, either:</text:p>
      <text:p text:style-name="P6"/>
      <text:p text:style-name="P6">(a) z must be the left child of x</text:p>
      <text:p text:style-name="P6"/>
      <text:p text:style-name="P6">However, since x is a leaf, and by definition leaves do not have children,the existence of z gives rise to a contradiction.</text:p>
      <text:p text:style-name="P6"/>
      <text:p text:style-name="P6">(b) z must be a right child of y and have x as a right child</text:p>
      <text:p text:style-name="P6"/>
      <text:p text:style-name="P6">However, since x is the right child of y, not z, the existence of z gives rise to a contradiction in this case.</text:p>
      <text:p text:style-name="P6"/>
      <text:p text:style-name="P6">Thus it has been shown that since no z exists such that x &gt; z &gt; y, x.predecessor == y and y.successor == x when x is a leaf on a binary search tree and x is the right child of y.</text:p>
      <text:p text:style-name="P6"/>
      <text:p text:style-name="P6"/>
      <text:p text:style-name="P6"/>
      <text:p text:style-name="P6"/>
      <text:p text:style-name="P7"><text:soft-page-break/>Question Two:</text:p>
      <text:p text:style-name="P6"/>
      <text:p text:style-name="P4">(c) Test Plan</text:p>
      <text:p text:style-name="P5"/>
      <text:list xml:id="list1557078247" text:style-name="L1">
        <text:list-item>
          <text:p text:style-name="P19">Test that <text:span text:style-name="T1">put()</text:span> throws a NullPointerException when passed a null key</text:p>
        </text:list-item>
        <text:list-item>
          <text:p text:style-name="P19">Test that <text:span text:style-name="T1">put()</text:span> throws a NullPointerException when passed a null value</text:p>
        </text:list-item>
        <text:list-item>
          <text:p text:style-name="P19">Test that <text:span text:style-name="T1">put()</text:span> throws a NullPointerException when passed a null key and null value</text:p>
        </text:list-item>
        <text:list-item>
          <text:p text:style-name="P19">Test that <text:span text:style-name="T1">put() </text:span>correctly adds a node to an empty tree</text:p>
          <text:list>
            <text:list-item>
              <text:p text:style-name="P19">Test that the size of the tree is one</text:p>
            </text:list-item>
            <text:list-item>
              <text:p text:style-name="P19">Test that the new node is the root node</text:p>
            </text:list-item>
            <text:list-item>
              <text:p text:style-name="P19">Test that the new node is the first node</text:p>
            </text:list-item>
            <text:list-item>
              <text:p text:style-name="P19">Test that null is returned</text:p>
            </text:list-item>
          </text:list>
        </text:list-item>
        <text:list-item>
          <text:p text:style-name="P19">Test that <text:span text:style-name="T1">put()</text:span> correctly adds a left child to a tree with one node</text:p>
          <text:list>
            <text:list-item>
              <text:p text:style-name="P19">Test that root.left = newNode</text:p>
            </text:list-item>
            <text:list-item>
              <text:p text:style-name="P19">Test that newNode.parent = root</text:p>
            </text:list-item>
            <text:list-item>
              <text:p text:style-name="P19">Test that newNode.predecessor = null</text:p>
            </text:list-item>
            <text:list-item>
              <text:p text:style-name="P19">Test that newNode.successor = newNode.parent</text:p>
            </text:list-item>
            <text:list-item>
              <text:p text:style-name="P19">Test that (newNode.successor).predecessor = newNode</text:p>
            </text:list-item>
            <text:list-item>
              <text:p text:style-name="P19">Test that newNode is the first node</text:p>
            </text:list-item>
            <text:list-item>
              <text:p text:style-name="P19">Test that null is returned</text:p>
            </text:list-item>
            <text:list-item>
              <text:p text:style-name="P19">Test that the size of the tree is increased by one</text:p>
            </text:list-item>
          </text:list>
        </text:list-item>
      </text:list>
      <text:list xml:id="list2175741707" text:style-name="L2">
        <text:list-item>
          <text:p text:style-name="P20">Test that <text:span text:style-name="T1">put()</text:span> correctly adds a right child to a tree with one node</text:p>
          <text:list>
            <text:list-item>
              <text:p text:style-name="P20">Test that root.right = newNode</text:p>
            </text:list-item>
            <text:list-item>
              <text:p text:style-name="P20">Test that newNode.parent = root</text:p>
            </text:list-item>
          </text:list>
        </text:list-item>
      </text:list>
      <text:list xml:id="list513916334" text:continue-list="list1557078247" text:style-name="L1">
        <text:list-item>
          <text:list>
            <text:list-item text:start-value="1">
              <text:p text:style-name="P19">Test that the newNode.successor = null</text:p>
            </text:list-item>
            <text:list-item>
              <text:p text:style-name="P19">Test that newNode.predecessor = newNode.parent</text:p>
            </text:list-item>
            <text:list-item>
              <text:p text:style-name="P19">Test that (newNode.predecessor).successor = newNode</text:p>
            </text:list-item>
            <text:list-item>
              <text:p text:style-name="P19">Test that null is returned</text:p>
            </text:list-item>
            <text:list-item>
              <text:p text:style-name="P19">Test that the size of the tree is increased by one</text:p>
            </text:list-item>
          </text:list>
        </text:list-item>
      </text:list>
      <text:list xml:id="list1369498884" text:style-name="L3">
        <text:list-item>
          <text:p text:style-name="P21">Test that <text:span text:style-name="T1">put()</text:span> correctly adds a left child to the right branch of a tree of depth two</text:p>
          <text:list>
            <text:list-item>
              <text:p text:style-name="P21">Test that (newNode.parent).left = newNode</text:p>
            </text:list-item>
            <text:list-item>
              <text:p text:style-name="P21">Test that newNode.successor = newNode.parent</text:p>
            </text:list-item>
            <text:list-item>
              <text:p text:style-name="P21">Test that newNode.predecessor = root</text:p>
            </text:list-item>
            <text:list-item>
              <text:p text:style-name="P21">Test that (newNode.successor).predecessor = newNode</text:p>
            </text:list-item>
            <text:list-item>
              <text:p text:style-name="P21">Test that (newNode.predecessor).successor = newNode</text:p>
            </text:list-item>
            <text:list-item>
              <text:p text:style-name="P21">Test that the size of the tree is increased by one</text:p>
            </text:list-item>
          </text:list>
        </text:list-item>
        <text:list-item>
          <text:p text:style-name="P21">Test that <text:span text:style-name="T1">put()</text:span> correctly adds a right child to the left branch of a tree of depth two</text:p>
          <text:list>
            <text:list-item>
              <text:p text:style-name="P21">Test that (newNode.parent).right = newNode</text:p>
            </text:list-item>
            <text:list-item>
              <text:p text:style-name="P21">Test that newNode.predecessor = newNode.parent</text:p>
            </text:list-item>
            <text:list-item>
              <text:p text:style-name="P21">Test that newNode.successor = root</text:p>
            </text:list-item>
            <text:list-item>
              <text:p text:style-name="P21">Test that (newNode.successor).predecessor = newNode</text:p>
            </text:list-item>
            <text:list-item>
              <text:p text:style-name="P21">Test that (newNode.predecessor).successor = newNode</text:p>
            </text:list-item>
            <text:list-item>
              <text:p text:style-name="P21">Test that the size of the tree is increased by one</text:p>
            </text:list-item>
          </text:list>
        </text:list-item>
      </text:list>
      <text:list xml:id="list1558280480" text:continue-list="list513916334" text:style-name="L1">
        <text:list-item text:start-value="1">
          <text:p text:style-name="P19">Test that <text:span text:style-name="T1">put()</text:span> correctly replaces the value of an existing node and returns former value of that node</text:p>
          <text:list>
            <text:list-item>
              <text:p text:style-name="P19">Test that the size of the tree is unchanged</text:p>
            </text:list-item>
            <text:list-item>
              <text:p text:style-name="P19">Test that the value of the node was successfully changed</text:p>
            </text:list-item>
          </text:list>
        </text:list-item>
      </text:list>
      <text:p text:style-name="P6"/>
      <text:list xml:id="list1330652796" text:style-name="L4">
        <text:list-item>
          <text:p text:style-name="P22">Test that <text:span text:style-name="T1">get()</text:span> throws a NullPointerException when passed a null key</text:p>
        </text:list-item>
        <text:list-item>
          <text:p text:style-name="P22">Test that <text:span text:style-name="T1">get()</text:span> returns null when there are no elements in the tree</text:p>
        </text:list-item>
        <text:list-item>
          <text:p text:style-name="P22">Test that <text:span text:style-name="T1">get()</text:span> returns the correct value if the node is in the tree</text:p>
        </text:list-item>
        <text:list-item>
          <text:p text:style-name="P22">Test that <text:span text:style-name="T1">get()</text:span> returns null when the node is not in the tree</text:p>
        </text:list-item>
      </text:list>
      <text:list xml:id="list1717803544" text:style-name="L5">
        <text:list-item>
          <text:p text:style-name="P23"><text:soft-page-break/>Test that <text:span text:style-name="T1">remove()</text:span> throws a NullPointerException when passed a null key</text:p>
        </text:list-item>
        <text:list-item>
          <text:p text:style-name="P23">Test that <text:span text:style-name="T1">remove()</text:span> returns null if the tree is empty</text:p>
        </text:list-item>
        <text:list-item>
          <text:p text:style-name="P23">Test that <text:span text:style-name="T1">remove()</text:span> returns null if the node is not in the tree</text:p>
        </text:list-item>
        <text:list-item>
          <text:p text:style-name="P23">Test that <text:span text:style-name="T1">remove() </text:span>correctly removes the root node when the size of the tree is one</text:p>
          <text:list>
            <text:list-item>
              <text:p text:style-name="P23">Test that the size of the tree is zero</text:p>
            </text:list-item>
            <text:list-item>
              <text:p text:style-name="P23">Test that root is equal to null</text:p>
            </text:list-item>
            <text:list-item>
              <text:p text:style-name="P23">Test that first is equal to null</text:p>
            </text:list-item>
          </text:list>
        </text:list-item>
      </text:list>
      <text:list xml:id="list1408431643" text:style-name="L6">
        <text:list-item>
          <text:p text:style-name="P25">Test that remove() correctly removes the root node when it just has a left child</text:p>
          <text:list>
            <text:list-item>
              <text:p text:style-name="P24">Test that the size of the tree decreases by one</text:p>
            </text:list-item>
            <text:list-item>
              <text:p text:style-name="P24">Test that the value of the root node is returned</text:p>
            </text:list-item>
            <text:list-item>
              <text:p text:style-name="P24">Test that newNode = first</text:p>
            </text:list-item>
            <text:list-item>
              <text:p text:style-name="P24">Test that newNode = root</text:p>
            </text:list-item>
            <text:list-item>
              <text:p text:style-name="P24">Test that newNode.parent = null</text:p>
            </text:list-item>
            <text:list-item>
              <text:p text:style-name="P24">Test that newNode.left = null</text:p>
            </text:list-item>
            <text:list-item>
              <text:p text:style-name="P24">Test that newNode.right = null</text:p>
            </text:list-item>
          </text:list>
        </text:list-item>
        <text:list-item>
          <text:p text:style-name="P24">Test that <text:span text:style-name="T1">remove()</text:span> correctly removes the root node when it just has a right child</text:p>
          <text:list>
            <text:list-item>
              <text:p text:style-name="P24">Test that the size of the tree decreases by one</text:p>
            </text:list-item>
            <text:list-item>
              <text:p text:style-name="P24">Test that the value of the root node is returned</text:p>
            </text:list-item>
            <text:list-item>
              <text:p text:style-name="P24">Test that newNode = root</text:p>
            </text:list-item>
            <text:list-item>
              <text:p text:style-name="P24">Test that newNode.parent = null</text:p>
            </text:list-item>
            <text:list-item>
              <text:p text:style-name="P24">Test that newNode.left = null</text:p>
            </text:list-item>
            <text:list-item>
              <text:p text:style-name="P24">Test that newNode.right = null</text:p>
            </text:list-item>
          </text:list>
        </text:list-item>
        <text:list-item>
          <text:p text:style-name="P24">Test that <text:span text:style-name="T1">remove() </text:span>correctly removes the root node when it has both a right and left child</text:p>
          <text:list>
            <text:list-item>
              <text:p text:style-name="P24">Test that the size of the tree decreases by one</text:p>
            </text:list-item>
            <text:list-item>
              <text:p text:style-name="P24">Test that the value of the root node is returned</text:p>
            </text:list-item>
            <text:list-item>
              <text:p text:style-name="P24">Test that rightChild = root or leftChild = root</text:p>
            </text:list-item>
            <text:list-item>
              <text:p text:style-name="P24">Test that rightChild is deleted correctly or leftChild is deleted correctly</text:p>
            </text:list-item>
          </text:list>
        </text:list-item>
        <text:list-item>
          <text:p text:style-name="P24">Test that <text:span text:style-name="T1">remove()</text:span> correctly removes a leaf node</text:p>
          <text:list>
            <text:list-item>
              <text:p text:style-name="P24">Test that the size of the tree decreases by one</text:p>
            </text:list-item>
            <text:list-item>
              <text:p text:style-name="P24">Test that the value returned is of newNode</text:p>
            </text:list-item>
            <text:list-item>
              <text:p text:style-name="P24">Test that (newNode.parent).child = null</text:p>
            </text:list-item>
          </text:list>
        </text:list-item>
        <text:list-item>
          <text:p text:style-name="P24">Test that <text:span text:style-name="T1">remove()</text:span> correctly removes a node with just a left child</text:p>
          <text:list>
            <text:list-item>
              <text:p text:style-name="P24">Test that the size of the tree decreases by one</text:p>
            </text:list-item>
            <text:list-item>
              <text:p text:style-name="P24">Test that the value returned is of newNode</text:p>
            </text:list-item>
            <text:list-item>
              <text:p text:style-name="P24">Test that (newNode.parent).child = newNode.child</text:p>
            </text:list-item>
            <text:list-item>
              <text:p text:style-name="P24">Test that (newNode.parent).predecessor = newNode.predecessor</text:p>
            </text:list-item>
          </text:list>
        </text:list-item>
        <text:list-item>
          <text:p text:style-name="P24">Test that <text:span text:style-name="T1">remove()</text:span> correctly removes a node with just a right child</text:p>
          <text:list>
            <text:list-item>
              <text:p text:style-name="P24">Test that the size of the tree decreases by one</text:p>
            </text:list-item>
            <text:list-item>
              <text:p text:style-name="P24">Test that the value returned is of newNode</text:p>
            </text:list-item>
            <text:list-item>
              <text:p text:style-name="P24">Test that (newNode.parent).child = newNode.child</text:p>
            </text:list-item>
            <text:list-item>
              <text:p text:style-name="P24">Test that (newNode.parent).successor = newNode.successor</text:p>
            </text:list-item>
          </text:list>
        </text:list-item>
        <text:list-item>
          <text:p text:style-name="P24">Test that <text:span text:style-name="T1">remove()</text:span> correctly removes a node when it has both a right and left child</text:p>
          <text:list>
            <text:list-item>
              <text:p text:style-name="P24">Test that the size of the tree decreases by one</text:p>
            </text:list-item>
            <text:list-item>
              <text:p text:style-name="P24">Test that the value returned is of newNode</text:p>
            </text:list-item>
            <text:list-item>
              <text:p text:style-name="P24">Test that if newNode is replaced by its successor that its successor is correctly deleted</text:p>
            </text:list-item>
            <text:list-item>
              <text:p text:style-name="P24">Test that if newNode is replaced by its predecessor that its predecessor is correctly deleted</text:p>
            </text:list-item>
          </text:list>
        </text:list-item>
      </text:list>
      <text:p text:style-name="P6"/>
      <text:p text:style-name="P6"/>
      <text:p text:style-name="P6"/>
      <text:p text:style-name="P6"/>
      <text:p text:style-name="P6"/>
      <text:p text:style-name="P6"><text:soft-page-break/>All of the above tests are implemented in the source file <text:span text:style-name="T1">TestBST.java</text:span>. In order to execute the test, make sure that <text:span text:style-name="T1">TestBST.java</text:span> is in the same directory as <text:span text:style-name="T1">BST.java</text:span>, then compile and run <text:span text:style-name="T1">TestBST.java </text:span>using Junit. In order to design my tests, I tested that the postcondition of the tested method was satisfied given the precondition that I generated in that test. Additionally, I performed checks that guaranteed that the expected outcome took place; for instance, checking that the parent, successor, predecessor, left, right, etc. fields were set correctly for various nodes in the tree.</text:p>
      <text:p text:style-name="P6"/>
      <text:p text:style-name="P4">(d) Proofs</text:p>
      <text:p text:style-name="P4"/>
      <text:p text:style-name="Text_20_body">The methods <text:span text:style-name="T1">get()</text:span> and <text:span text:style-name="T1">put()</text:span> call the <text:span text:style-name="T1">traverse()</text:span> method at most once in the worse case. The <text:span text:style-name="T1">remove()</text:span><text:span text:style-name="T2"> method calls </text:span><text:span text:style-name="T1">traverse()</text:span><text:span text:style-name="T2"> at most twice in the worst case, which is when the node to be deleted has two children and so it recursively calls itself with the key of the replacement node. All three methods use a constant number of steps otherwise, independent of the depth of the tree. Therefore, if the </text:span><text:span text:style-name="T1">traverse()</text:span><text:span text:style-name="T2"> method is at most linear in the depth of the tree in the worst case, then </text:span><text:span text:style-name="T1">get(), put(), </text:span><text:span text:style-name="T2">and </text:span><text:span text:style-name="T1">remove()</text:span><text:span text:style-name="T2"> use number of steps a</text:span><text:span text:style-name="T1">n+c</text:span><text:span text:style-name="T2"> such that (</text:span><text:span text:style-name="T1">an+c) </text:span><text:span text:style-name="T4">Є </text:span><text:span text:style-name="T4">О</text:span><text:span text:style-name="T4">(n)</text:span><text:span text:style-name="T8">, where </text:span><text:span text:style-name="T4">a</text:span><text:span text:style-name="T8"> and </text:span><text:span text:style-name="T4">c</text:span><text:span text:style-name="T8"> are constants and </text:span><text:span text:style-name="T4">n</text:span><text:span text:style-name="T8"> is the depth of the tree (note: the proof that (</text:span><text:span text:style-name="T4">an+c) Є </text:span><text:span text:style-name="T4">О</text:span><text:span text:style-name="T4">(n)</text:span><text:span text:style-name="T8"> is assumed to be trivial).</text:span></text:p>
      <text:p text:style-name="P8"><text:span text:style-name="T3">Proof that </text:span><text:span text:style-name="T3">traverse()</text:span><text:span text:style-name="T3"> is at most linear in the depth of the tree in the worse case:</text:span></text:p>
      <text:p text:style-name="Text_20_body"><text:span text:style-name="T8">Let the depth of the destination node be an integer </text:span><text:span text:style-name="T4">a</text:span><text:span text:style-name="T8"> &gt; 0. Then for all other integers </text:span><text:span text:style-name="T4">b </text:span><text:span text:style-name="T8">&gt; 0 such that </text:span><text:span text:style-name="T4">b</text:span><text:span text:style-name="T8"> is the depth of an arbitrary node in in the tree, </text:span><text:span text:style-name="T4">a</text:span><text:span text:style-name="T8"> </text:span><text:span text:style-name="T7">≥</text:span><text:span text:style-name="T8"> </text:span><text:span text:style-name="T4">b</text:span><text:span text:style-name="T8">. Therefore the depth of the destination node is the depth of the tree (worst case), and so the depth of the tree is </text:span><text:span text:style-name="T4">a</text:span><text:span text:style-name="T8">.</text:span></text:p>
      <text:p text:style-name="Text_20_body"><text:span text:style-name="T8">Consider the traversal algorithm. If the key of the destination node is greater than the key of the current node, the right branch is taken and the depth increased by one. If the key of the destination node is less than the key of the current node, the left branch is taken and the depth increased by one. If the key of the destination node is equal to the key of the current node, the destination node has been reached and the algorithm halts. Since if the destination node exists the destination node is guaranteed to be reached, the destination node must be reached when the loop variant, </text:span><text:span text:style-name="T4">f(d) = a – d</text:span><text:span text:style-name="T8"> is equal to zero, where </text:span><text:span text:style-name="T4">a</text:span><text:span text:style-name="T8"> is the depth of the destination node and </text:span><text:span text:style-name="T4">d</text:span><text:span text:style-name="T8"> is the depth of the current node.</text:span></text:p>
      <text:p text:style-name="P9">0 = a – d</text:p>
      <text:p text:style-name="P9">d = a</text:p>
      <text:p text:style-name="P8"><text:span text:style-name="T8">Since </text:span><text:span text:style-name="T3">d = a</text:span><text:span text:style-name="T8"> once the traversal is complete and the depth increases by one for every non-terminating iteration of the algorithm, it takes at most </text:span><text:span text:style-name="T3">ca</text:span><text:span text:style-name="T8"> steps for the algorithm to terminate in the worst case, where </text:span><text:span text:style-name="T3">c</text:span><text:span text:style-name="T8"> is a constant representing the number of operations taking place on each iteration of the algorithm.</text:span></text:p>
      <text:p text:style-name="Text_20_body"><text:span text:style-name="T8">Since it takes at most </text:span><text:span text:style-name="T4">ca</text:span><text:span text:style-name="T8"> steps for the algorithm to terminate in the worst case where </text:span><text:span text:style-name="T3">a</text:span><text:span text:style-name="T8"> is the depth of the tree, the </text:span><text:span text:style-name="T4">traverse()</text:span><text:span text:style-name="T8"> method is at most linear in the depth of the tree in the worst case, and so the </text:span><text:span text:style-name="T4">get(), put(), </text:span><text:span text:style-name="T8">and </text:span><text:span text:style-name="T4">remove()</text:span><text:span text:style-name="T1"> </text:span><text:span text:style-name="T2">methods are at most linear in the depth of the tree in the worst case</text:span><text:span text:style-name="T8">.</text:span></text:p>
      <text:p text:style-name="P12"/>
      <text:p text:style-name="P13">Question Three:</text:p>
      <text:p text:style-name="P10">(c) Test Plan</text:p>
      <text:p text:style-name="Text_20_body"><text:span text:style-name="T9">- Test that the constructor intitializes the fields properly<text:line-break/>- Test that </text:span><text:span text:style-name="T5">next()</text:span><text:span text:style-name="T9"> throws a NoSuchElementException when no next element exists<text:line-break/>- Test that </text:span><text:span text:style-name="T5">next()</text:span><text:span text:style-name="T9"> returns the next node in order and sets nextNode to its successor<text:line-break/>- Test that </text:span><text:span text:style-name="T5">hasNext()</text:span><text:span text:style-name="T9"> returns false when the tree is empty<text:line-break/>- Test that </text:span><text:span text:style-name="T5">hasNext()</text:span><text:span text:style-name="T9"> returns true when the tree is nonEmpty</text:span></text:p>
      <text:p text:style-name="P12"/>
      <text:p text:style-name="Text_20_body"><text:span text:style-name="T7">All of the above tests are implemented in the source file </text:span><text:span text:style-name="T6">TestBSTIterator.java</text:span><text:span text:style-name="T7">. </text:span><text:span text:style-name="T9">In order to execute the test, </text:span><text:soft-page-break/><text:span text:style-name="T9">make sure that </text:span><text:span text:style-name="T5">TestBST.java</text:span><text:span text:style-name="T9"> is in the same directory as </text:span><text:span text:style-name="T5">BST.java</text:span><text:span text:style-name="T9">, then compile and run </text:span><text:span text:style-name="T5">TestBSTIterator.java </text:span><text:span text:style-name="T9">using Junit. In order to design my tests, I tested that the postcondition of the tested method was satisfied given the precondition that I generated in that test.</text:span></text:p>
      <text:p text:style-name="P14"/>
      <text:p text:style-name="P13">Question Four:</text:p>
      <text:p text:style-name="P10">(a) Measuring running time of BSTDemo1 using Jrat</text:p>
      <text:p text:style-name="P14"><draw:frame draw:style-name="fr1" draw:name="Object1" text:anchor-type="paragraph" svg:x="-0.6in" svg:y="0.048in" svg:width="8.4362in" svg:height="1.5965in" draw:z-index="0"><draw:object xlink:href="./Object 1" xlink:type="simple" xlink:show="embed" xlink:actuate="onLoad"/><draw:image xlink:href="./ObjectReplacements/Object 1" xlink:type="simple" xlink:show="embed" xlink:actuate="onLoad"/></draw:frame></text:p>
      <text:p text:style-name="Text_20_body">This output is exactly what is expected, with the <text:span text:style-name="T1">traverse()</text:span><text:span text:style-name="T2"> method taking up the most time, since it is the only method that uses a non-constant number of steps.</text:span></text:p>
      <text:p text:style-name="P14"/>
      <text:p text:style-name="P10">(b) Measuring running time of BSTDemo1 using the UNIX Time Command</text:p>
      <text:p text:style-name="P14"/>
      <text:p text:style-name="P14">Using the UNIX Time command, BSTDemo1 took approximately the same time to run. This seems to indicate that Jrat does not affect the results to a significant degree.</text:p>
      <text:p text:style-name="P14"/>
      <text:p text:style-name="P10">(c) Measuring running time of BSTDemo2 using Jrat</text:p>
      <text:p text:style-name="P14"><draw:frame draw:style-name="fr1" draw:name="Object2" text:anchor-type="paragraph" svg:x="-0.5902in" svg:y="0.0291in" svg:width="8.5in" svg:height="1.5555in" draw:z-index="1"><draw:object xlink:href="./Object 2" xlink:type="simple" xlink:show="embed" xlink:actuate="onLoad"/><draw:image xlink:href="./ObjectReplacements/Object 2" xlink:type="simple" xlink:show="embed" xlink:actuate="onLoad"/></draw:frame></text:p>
      <text:p text:style-name="Text_20_body"><text:span text:style-name="T7">This is again what is expected when compared to (a), since </text:span><text:span text:style-name="T6">traverse()</text:span><text:span text:style-name="T7"> uses less time. This is because it is astronomically unlikely that the depth of the tree is equal to its size when random keys are added, which was the case in (a). Since </text:span><text:span text:style-name="T6">traverse()</text:span><text:span text:style-name="T7"> uses a number of steps linear in the depth of the tree, this results in less time spent in that method. Specifically, the time spent is closer to log(n)/log(2) where n is the depth of the tree.</text:span></text:p>
      <text:p text:style-name="P12"/>
      <text:p text:style-name="P11">(d) Measuring running time of BSTDemo2 using UNIX Time Command</text:p>
      <text:p text:style-name="P11"/>
      <text:p text:style-name="P14">Using the UNIX Time command, BSTDemo2 took approximately the same time to run. This seems to indicate that Jrat does not affect the results to a significant degree.</text:p>
      <text:p text:style-name="P8"><text:soft-page-break/><text:span text:style-name="T10">(e)</text:span><text:span text:style-name="T7"> </text:span><text:span text:style-name="T10">Expected results from arbitrarily large numbers of nodes</text:span></text:p>
      <text:p text:style-name="P15"><text:span text:style-name="T10">If arbitrarily large numbers of nodes were inserted using BSTDemo1 and BSTDemo2, the </text:span><text:span text:style-name="T6">traverse()</text:span><text:span text:style-name="T10"> method would consume nearly %100</text:span><text:span text:style-name="T6"> </text:span><text:span text:style-name="T10">of the time in BSTDemo1, since it uses a number of steps linear in the depth of the tree, and the depth of the tree is equal to the number of nodes. Contrast this with BSTDemo2, where the </text:span><text:span text:style-name="T6">traverse()</text:span><text:span text:style-name="T10"> method would likely still increase in amount of time used, but not as quickly as with BSTDemo1, since it is extremely unlikely that the randomly generated keys will result in a tree that has depth equal to the number of nodes.</text:span></text:p>
      <text:p text:style-name="P12"/>
      <text:p text:style-name="P11">(f) Using the TreeMap class</text:p>
      <text:p text:style-name="P11"><text:span text:style-name="T2"/></text:p>
      <text:p text:style-name="P11"><text:span text:style-name="T2">Since the TreeMap class is a self-balancing tree, I would expect BSTDemo1 to be sped up greatly as the traverse time does not grow linearly with the number of nodes added. BSTDemo2 would also likely be sped up, but not to as noticeable a degre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Helwer</meta:initial-creator>
    <meta:creation-date>2009-11-05T21:00:55</meta:creation-date>
    <dc:creator>Andrew Helwer</dc:creator>
    <dc:date>2009-11-09T17:05:38</dc:date>
    <meta:editing-cycles>21</meta:editing-cycles>
    <meta:editing-duration>PT09H32M22S</meta:editing-duration>
    <meta:document-statistic meta:table-count="0" meta:image-count="0" meta:object-count="2" meta:page-count="6" meta:paragraph-count="144" meta:word-count="2368" meta:character-count="1235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1.0654in"/>
    </style:style>
    <style:style style:name="co2" style:family="table-column">
      <style:table-column-properties fo:break-before="auto" style:column-width="1.9583in"/>
    </style:style>
    <style:style style:name="co3" style:family="table-column">
      <style:table-column-properties fo:break-before="auto" style:column-width="0.5807in"/>
    </style:style>
    <style:style style:name="co4" style:family="table-column">
      <style:table-column-properties fo:break-before="auto" style:column-width="0.5917in"/>
    </style:style>
    <style:style style:name="co5" style:family="table-column">
      <style:table-column-properties fo:break-before="auto" style:column-width="0.7744in"/>
    </style:style>
    <style:style style:name="co6" style:family="table-column">
      <style:table-column-properties fo:break-before="auto" style:column-width="1.0437in"/>
    </style:style>
    <style:style style:name="co7" style:family="table-column">
      <style:table-column-properties fo:break-before="auto" style:column-width="1.1299in"/>
    </style:style>
    <style:style style:name="co8" style:family="table-column">
      <style:table-column-properties fo:break-before="auto" style:column-width="1.3236in"/>
    </style:style>
    <style:style style:name="co9" style:family="table-column">
      <style:table-column-properties fo:break-before="auto" style:column-width="0.8925in"/>
    </style:style>
    <style:style style:name="ro1" style:family="table-row">
      <style:table-row-properties style:row-height="0.1965in" fo:break-before="auto" style:use-optimal-row-height="fals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LGC Sans" style:font-size-asian="10pt" style:language-asian="zxx" style:country-asian="none" style:font-style-asian="normal" style:font-weight-asian="bold" style:font-name-complex="DejaVu LGC Sans" style:font-size-complex="10pt" style:language-complex="zxx"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data-style-name="N60">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row table:style-name="ro1">
          <table:table-cell table:style-name="ce1" office:value-type="string">
            <text:p>Class</text:p>
          </table:table-cell>
          <table:table-cell table:style-name="ce1" office:value-type="string">
            <text:p>Method</text:p>
          </table:table-cell>
          <table:table-cell table:style-name="ce1" office:value-type="string">
            <text:p>Exits</text:p>
          </table:table-cell>
          <table:table-cell table:style-name="ce1" office:value-type="string">
            <text:p>Total ms</text:p>
          </table:table-cell>
          <table:table-cell table:style-name="ce1" office:value-type="string">
            <text:p>Average ms</text:p>
          </table:table-cell>
          <table:table-cell table:style-name="ce1" office:value-type="string">
            <text:p>Total Method ms</text:p>
          </table:table-cell>
          <table:table-cell table:style-name="ce1" office:value-type="string">
            <text:p>Method Time %</text:p>
          </table:table-cell>
          <table:table-cell table:style-name="ce1" office:value-type="string">
            <text:p>Average Method ms</text:p>
          </table:table-cell>
        </table:table-row>
        <table:table-row table:style-name="ro2">
          <table:table-cell office:value-type="string">
            <text:p>BSTDemo1</text:p>
          </table:table-cell>
          <table:table-cell office:value-type="string">
            <text:p>main(String[])</text:p>
          </table:table-cell>
          <table:table-cell office:value-type="float" office:value="1">
            <text:p>1</text:p>
          </table:table-cell>
          <table:table-cell table:number-columns-repeated="2" office:value-type="float" office:value="4960">
            <text:p>4960</text:p>
          </table:table-cell>
          <table:table-cell office:value-type="float" office:value="379">
            <text:p>379</text:p>
          </table:table-cell>
          <table:table-cell office:value-type="float" office:value="7.6">
            <text:p>7.6</text:p>
          </table:table-cell>
          <table:table-cell office:value-type="float" office:value="379">
            <text:p>379</text:p>
          </table:table-cell>
        </table:table-row>
        <table:table-row table:style-name="ro2">
          <table:table-cell office:value-type="string">
            <text:p>BST</text:p>
          </table:table-cell>
          <table:table-cell office:value-type="string">
            <text:p>put(Comparable,Object)</text:p>
          </table:table-cell>
          <table:table-cell office:value-type="float" office:value="3000">
            <text:p>3000</text:p>
          </table:table-cell>
          <table:table-cell office:value-type="float" office:value="4570">
            <text:p>4570</text:p>
          </table:table-cell>
          <table:table-cell office:value-type="float" office:value="1.52333333333333">
            <text:p>1.52</text:p>
          </table:table-cell>
          <table:table-cell office:value-type="float" office:value="10">
            <text:p>10</text:p>
          </table:table-cell>
          <table:table-cell office:value-type="float" office:value="0.2">
            <text:p>0.2</text:p>
          </table:table-cell>
          <table:table-cell office:value-type="float" office:value="0.00333333333333333">
            <text:p>0</text:p>
          </table:table-cell>
        </table:table-row>
        <table:table-row table:style-name="ro2">
          <table:table-cell office:value-type="string">
            <text:p>BST</text:p>
          </table:table-cell>
          <table:table-cell office:value-type="string">
            <text:p>traverse(Comparable,BST$Node)</text:p>
          </table:table-cell>
          <table:table-cell office:value-type="float" office:value="4498500">
            <text:p>4498500</text:p>
          </table:table-cell>
          <table:table-cell office:value-type="float" office:value="4467549">
            <text:p>4467549</text:p>
          </table:table-cell>
          <table:table-cell office:value-type="float" office:value="0.993119706568856">
            <text:p>0.99</text:p>
          </table:table-cell>
          <table:table-cell office:value-type="float" office:value="4560">
            <text:p>4560</text:p>
          </table:table-cell>
          <table:table-cell office:value-type="float" office:value="91.9">
            <text:p>91.9</text:p>
          </table:table-cell>
          <table:table-cell office:value-type="float" office:value="0.00101367122374125">
            <text:p>0</text:p>
          </table:table-cell>
        </table:table-row>
        <table:table-row table:style-name="ro2">
          <table:table-cell office:value-type="string">
            <text:p>BST$BSTIterator</text:p>
          </table:table-cell>
          <table:table-cell office:value-type="string">
            <text:p>next()</text:p>
          </table:table-cell>
          <table:table-cell office:value-type="float" office:value="3000">
            <text:p>3000</text:p>
          </table:table-cell>
          <table:table-cell office:value-type="float" office:value="3">
            <text:p>3</text:p>
          </table:table-cell>
          <table:table-cell office:value-type="float" office:value="0.001">
            <text:p>0</text:p>
          </table:table-cell>
          <table:table-cell office:value-type="float" office:value="3">
            <text:p>3</text:p>
          </table:table-cell>
          <table:table-cell office:value-type="float" office:value="0.1">
            <text:p>0.1</text:p>
          </table:table-cell>
          <table:table-cell office:value-type="float" office:value="0.001">
            <text:p>0</text:p>
          </table:table-cell>
        </table:table-row>
        <table:table-row table:style-name="ro2">
          <table:table-cell office:value-type="string">
            <text:p>Pair</text:p>
          </table:table-cell>
          <table:table-cell office:value-type="string">
            <text:p>second()</text:p>
          </table:table-cell>
          <table:table-cell office:value-type="float" office:value="3000">
            <text:p>3000</text:p>
          </table:table-cell>
          <table:table-cell office:value-type="float" office:value="2">
            <text:p>2</text:p>
          </table:table-cell>
          <table:table-cell table:style-name="ce3" office:value-type="float" office:value="0.000666666666666667">
            <text:p>6.67E-004</text:p>
          </table:table-cell>
          <table:table-cell office:value-type="float" office:value="2">
            <text:p>2</text:p>
          </table:table-cell>
          <table:table-cell office:value-type="float" office:value="0">
            <text:p>0</text:p>
          </table:table-cell>
          <table:table-cell table:style-name="ce3" office:value-type="float" office:value="0.000666666666666667">
            <text:p>6.67E-004</text:p>
          </table:table-cell>
        </table:table-row>
        <table:table-row table:style-name="ro2">
          <table:table-cell office:value-type="string">
            <text:p>BST$BSTIterator</text:p>
          </table:table-cell>
          <table:table-cell office:value-type="string">
            <text:p>hasNext()</text:p>
          </table:table-cell>
          <table:table-cell office:value-type="float" office:value="3001">
            <text:p>3001</text:p>
          </table:table-cell>
          <table:table-cell office:value-type="float" office:value="3">
            <text:p>3</text:p>
          </table:table-cell>
          <table:table-cell table:style-name="ce3" office:value-type="float" office:value="0.000999666777740753">
            <text:p>1.00E-003</text:p>
          </table:table-cell>
          <table:table-cell office:value-type="float" office:value="3">
            <text:p>3</text:p>
          </table:table-cell>
          <table:table-cell office:value-type="float" office:value="0.1">
            <text:p>0.1</text:p>
          </table:table-cell>
          <table:table-cell table:style-name="ce3" office:value-type="float" office:value="0.000999666777740753">
            <text:p>1.00E-003</text:p>
          </table:table-cell>
        </table:table-row>
        <table:table-row table:style-name="ro2">
          <table:table-cell office:value-type="string">
            <text:p>BST</text:p>
          </table:table-cell>
          <table:table-cell office:value-type="string">
            <text:p>iterator()</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cell office:value-type="float" office:value="2">
            <text:p>2</text:p>
          </table:table-cell>
        </table:table-row>
        <table:table-row table:style-name="ro2">
          <table:table-cell office:value-type="string">
            <text:p>Pair</text:p>
          </table:table-cell>
          <table:table-cell office:value-type="string">
            <text:p>first()</text:p>
          </table:table-cell>
          <table:table-cell office:value-type="float" office:value="3000">
            <text:p>3000</text:p>
          </table:table-cell>
          <table:table-cell office:value-type="float" office:value="1">
            <text:p>1</text:p>
          </table:table-cell>
          <table:table-cell table:style-name="ce3" office:value-type="float" office:value="0.000333333333333333">
            <text:p>3.33E-004</text:p>
          </table:table-cell>
          <table:table-cell office:value-type="float" office:value="1">
            <text:p>1</text:p>
          </table:table-cell>
          <table:table-cell office:value-type="float" office:value="0">
            <text:p>0</text:p>
          </table:table-cell>
          <table:table-cell table:style-name="ce3" office:value-type="float" office:value="0.000333333333333333">
            <text:p>3.33E-00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9">11/09/2009</text:date>, <text:time>17:05: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0.602in"/>
    </style:style>
    <style:style style:name="co3" style:family="table-column">
      <style:table-column-properties fo:break-before="auto" style:column-width="0.5701in"/>
    </style:style>
    <style:style style:name="co4" style:family="table-column">
      <style:table-column-properties fo:break-before="auto" style:column-width="0.6992in"/>
    </style:style>
    <style:style style:name="co5" style:family="table-column">
      <style:table-column-properties fo:break-before="auto" style:column-width="0.9071in"/>
    </style:style>
    <style:style style:name="co6" style:family="table-column">
      <style:table-column-properties fo:break-before="auto" style:column-width="1.2402in"/>
    </style:style>
    <style:style style:name="co7" style:family="table-column">
      <style:table-column-properties fo:break-before="auto" style:column-width="1.1654in"/>
    </style:style>
    <style:style style:name="co8" style:family="table-column">
      <style:table-column-properties fo:break-before="auto" style:column-width="1.4453in"/>
    </style:style>
    <style:style style:name="co9"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data-style-name="N60">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row table:style-name="ro1">
          <table:table-cell table:style-name="ce1" office:value-type="string">
            <text:p>Class</text:p>
          </table:table-cell>
          <table:table-cell table:style-name="ce1" office:value-type="string">
            <text:p>Method</text:p>
          </table:table-cell>
          <table:table-cell table:style-name="ce1" office:value-type="string">
            <text:p>Exits</text:p>
          </table:table-cell>
          <table:table-cell table:style-name="ce1" office:value-type="string">
            <text:p>Total ms</text:p>
          </table:table-cell>
          <table:table-cell table:style-name="ce1" office:value-type="string">
            <text:p>Average ms</text:p>
          </table:table-cell>
          <table:table-cell table:style-name="ce1" office:value-type="string">
            <text:p>Total Method ms</text:p>
          </table:table-cell>
          <table:table-cell table:style-name="ce1" office:value-type="string">
            <text:p>Method Time %</text:p>
          </table:table-cell>
          <table:table-cell table:style-name="ce1" office:value-type="string">
            <text:p>Average Method ms</text:p>
          </table:table-cell>
        </table:table-row>
        <table:table-row table:style-name="ro2">
          <table:table-cell office:value-type="string">
            <text:p>main(String[])</text:p>
          </table:table-cell>
          <table:table-cell office:value-type="float" office:value="1">
            <text:p>1</text:p>
          </table:table-cell>
          <table:table-cell table:number-columns-repeated="2" office:value-type="float" office:value="1428">
            <text:p>1428</text:p>
          </table:table-cell>
          <table:table-cell office:value-type="float" office:value="1123">
            <text:p>1123</text:p>
          </table:table-cell>
          <table:table-cell office:value-type="float" office:value="78.6">
            <text:p>78.6</text:p>
          </table:table-cell>
          <table:table-cell office:value-type="string">
            <text:p>BSTDemo2</text:p>
          </table:table-cell>
          <table:table-cell office:value-type="float" office:value="1123">
            <text:p>1123</text:p>
          </table:table-cell>
        </table:table-row>
        <table:table-row table:style-name="ro2">
          <table:table-cell office:value-type="string">
            <text:p>put(Comparable,Object)</text:p>
          </table:table-cell>
          <table:table-cell office:value-type="float" office:value="10000">
            <text:p>10000</text:p>
          </table:table-cell>
          <table:table-cell office:value-type="float" office:value="268">
            <text:p>268</text:p>
          </table:table-cell>
          <table:table-cell office:value-type="float" office:value="0.0268">
            <text:p>0.03</text:p>
          </table:table-cell>
          <table:table-cell office:value-type="float" office:value="25">
            <text:p>25</text:p>
          </table:table-cell>
          <table:table-cell office:value-type="float" office:value="1.8">
            <text:p>1.8</text:p>
          </table:table-cell>
          <table:table-cell office:value-type="string">
            <text:p>BST</text:p>
          </table:table-cell>
          <table:table-cell office:value-type="float" office:value="0.0025">
            <text:p>0</text:p>
          </table:table-cell>
        </table:table-row>
        <table:table-row table:style-name="ro2">
          <table:table-cell office:value-type="string">
            <text:p>traverse(Comparable,BST$Node)</text:p>
          </table:table-cell>
          <table:table-cell office:value-type="float" office:value="157379">
            <text:p>157379</text:p>
          </table:table-cell>
          <table:table-cell office:value-type="float" office:value="2062">
            <text:p>2062</text:p>
          </table:table-cell>
          <table:table-cell office:value-type="float" office:value="0.0131021292548561">
            <text:p>0.01</text:p>
          </table:table-cell>
          <table:table-cell office:value-type="float" office:value="243">
            <text:p>243</text:p>
          </table:table-cell>
          <table:table-cell office:value-type="float" office:value="17">
            <text:p>17</text:p>
          </table:table-cell>
          <table:table-cell office:value-type="string">
            <text:p>BST</text:p>
          </table:table-cell>
          <table:table-cell office:value-type="float" office:value="0.00154404336029585">
            <text:p>0</text:p>
          </table:table-cell>
        </table:table-row>
        <table:table-row table:style-name="ro2">
          <table:table-cell office:value-type="string">
            <text:p>next()</text:p>
          </table:table-cell>
          <table:table-cell office:value-type="float" office:value="10000">
            <text:p>10000</text:p>
          </table:table-cell>
          <table:table-cell office:value-type="float" office:value="13">
            <text:p>13</text:p>
          </table:table-cell>
          <table:table-cell office:value-type="float" office:value="0.0013">
            <text:p>0</text:p>
          </table:table-cell>
          <table:table-cell office:value-type="float" office:value="13">
            <text:p>13</text:p>
          </table:table-cell>
          <table:table-cell office:value-type="float" office:value="0.9">
            <text:p>0.9</text:p>
          </table:table-cell>
          <table:table-cell office:value-type="string">
            <text:p>BST$BSTIterator</text:p>
          </table:table-cell>
          <table:table-cell office:value-type="float" office:value="0.0013">
            <text:p>0</text:p>
          </table:table-cell>
        </table:table-row>
        <table:table-row table:style-name="ro2">
          <table:table-cell office:value-type="string">
            <text:p>second()</text:p>
          </table:table-cell>
          <table:table-cell office:value-type="float" office:value="10000">
            <text:p>10000</text:p>
          </table:table-cell>
          <table:table-cell office:value-type="float" office:value="6">
            <text:p>6</text:p>
          </table:table-cell>
          <table:table-cell table:style-name="ce3" office:value-type="float" office:value="0.0006">
            <text:p>6.00E-004</text:p>
          </table:table-cell>
          <table:table-cell office:value-type="float" office:value="6">
            <text:p>6</text:p>
          </table:table-cell>
          <table:table-cell office:value-type="float" office:value="0.4">
            <text:p>0.4</text:p>
          </table:table-cell>
          <table:table-cell office:value-type="string">
            <text:p>Pair</text:p>
          </table:table-cell>
          <table:table-cell table:style-name="ce3" office:value-type="float" office:value="0.0006">
            <text:p>6.00E-004</text:p>
          </table:table-cell>
        </table:table-row>
        <table:table-row table:style-name="ro2">
          <table:table-cell office:value-type="string">
            <text:p>hasNext()</text:p>
          </table:table-cell>
          <table:table-cell office:value-type="float" office:value="10001">
            <text:p>10001</text:p>
          </table:table-cell>
          <table:table-cell office:value-type="float" office:value="9">
            <text:p>9</text:p>
          </table:table-cell>
          <table:table-cell table:style-name="ce3" office:value-type="float" office:value="0.0008999100089991">
            <text:p>9.00E-004</text:p>
          </table:table-cell>
          <table:table-cell office:value-type="float" office:value="9">
            <text:p>9</text:p>
          </table:table-cell>
          <table:table-cell office:value-type="float" office:value="0.6">
            <text:p>0.6</text:p>
          </table:table-cell>
          <table:table-cell office:value-type="string">
            <text:p>BST$BSTIterator</text:p>
          </table:table-cell>
          <table:table-cell table:style-name="ce3" office:value-type="float" office:value="0.0008999100089991">
            <text:p>9.00E-004</text:p>
          </table:table-cell>
        </table:table-row>
        <table:table-row table:style-name="ro2">
          <table:table-cell office:value-type="string">
            <text:p>iterator()</text:p>
          </table:table-cell>
          <table:table-cell office:value-type="float" office:value="1">
            <text:p>1</text:p>
          </table:table-cell>
          <table:table-cell table:number-columns-repeated="3" office:value-type="float" office:value="3">
            <text:p>3</text:p>
          </table:table-cell>
          <table:table-cell office:value-type="float" office:value="0.2">
            <text:p>0.2</text:p>
          </table:table-cell>
          <table:table-cell office:value-type="string">
            <text:p>BST</text:p>
          </table:table-cell>
          <table:table-cell office:value-type="float" office:value="3">
            <text:p>3</text:p>
          </table:table-cell>
        </table:table-row>
        <table:table-row table:style-name="ro2">
          <table:table-cell office:value-type="string">
            <text:p>first()</text:p>
          </table:table-cell>
          <table:table-cell office:value-type="float" office:value="10000">
            <text:p>10000</text:p>
          </table:table-cell>
          <table:table-cell office:value-type="float" office:value="6">
            <text:p>6</text:p>
          </table:table-cell>
          <table:table-cell table:style-name="ce3" office:value-type="float" office:value="0.0006">
            <text:p>6.00E-004</text:p>
          </table:table-cell>
          <table:table-cell office:value-type="float" office:value="6">
            <text:p>6</text:p>
          </table:table-cell>
          <table:table-cell office:value-type="float" office:value="0.4">
            <text:p>0.4</text:p>
          </table:table-cell>
          <table:table-cell office:value-type="string">
            <text:p>Pair</text:p>
          </table:table-cell>
          <table:table-cell table:style-name="ce3" office:value-type="float" office:value="0.0006">
            <text:p>6.00E-00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9">11/09/2009</text:date>, <text:time>17:05:38</text:time></text:p>
        </style:region-right>
      </style:header>
      <style:header-left style:display="false"/>
      <style:footer>
        <text:p>Page <text:page-number>1</text:page-number> / <text:page-count>99</text:page-count></text:p>
      </style:footer>
      <style:footer-left style:display="false"/>
    </style:master-page>
  </office:master-styles>
</office:document-styles>
</file>